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svg:stroke-color="#dddddd" draw:fill="solid" draw:fill-color="#999999" fo:min-height="1.663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0.191cm" style:use-optimal-column-width="false"/>
    </style:style>
    <style:style style:name="co2" style:family="table-column">
      <style:table-column-properties style:column-width="11.602cm" style:use-optimal-column-width="false"/>
    </style:style>
    <style:style style:name="co3" style:family="table-column">
      <style:table-column-properties style:column-width="4.007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7cm" svg:height="1.663cm" svg:x="1.3cm" svg:y="3.039cm" presentation:class="title" presentation:user-transformed="true">
          <draw:text-box>
            <text:p><text:span text:style-name="T1">Test case für den Akzeptanztest des Use Case "Profil eintragen"</text:span></text:p>
          </draw:text-box>
        </draw:frame>
        <draw:frame draw:style-name="standard" draw:layer="layout" svg:width="25.799cm" svg:height="12.696cm" svg:x="1.2cm" svg:y="5.11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Teilschrift der Testprozedur (inkl. Input)</text:p>
              </table:table-cell>
              <table:table-cell>
                <text:p>Das zu erwartende Ergebnis</text:p>
              </table:table-cell>
              <table:table-cell>
                <text:p>Status (vom Tester auszufüllen</text:p>
              </table:table-cell>
            </table:table-row>
            <table:table-row table:style-name="ro1" table:default-cell-style-name="ce1">
              <table:table-cell>
                <text:p>1. Aufruf des Jobportals über die URL: http://www.coll@hbrs.de/registrierenunternehmer</text:p>
              </table:table-cell>
              <table:table-cell>
                <text:p>Jobportal Registrierung Page der Anwendung erscheint, wo Textfelder für persönlichen Daten und ein Button für Nutzungsbedingungen erscheint.</text:p>
              </table:table-cell>
              <table:table-cell/>
            </table:table-row>
            <table:table-row table:style-name="ro1" table:default-cell-style-name="ce1">
              <table:table-cell>
                <text:p>2. Der User gibt seine persönlichen Daten in die jeweiligen Textfelder ein und akzeptiert die <text:s/>Nutzungsbedingung. Anschließend drückt er auf das Button „Registrierung“. </text:p>
              </table:table-cell>
              <table:table-cell>
                <text:p>Nach wenigen Sekunden, wird der User auf die Startseite über die URL: http://www.coll@hbrs.de/Startseite des Jobportals weitergeleitet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>Gesamtergebnis :</text:p>
              </table:table-cell>
              <table:table-cell/>
            </table:table-row>
            <table:table-row table:style-name="ro1" table:default-cell-style-name="ce1">
              <table:table-cell>
                <text:p>Positiv Test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7cm" svg:height="1.663cm" svg:x="1.3cm" svg:y="3.041cm" presentation:class="title" presentation:user-transformed="true">
          <draw:text-box>
            <text:p><text:span text:style-name="T1">Test case für den Akzeptanztest des Use Case "Profil eintragen"</text:span></text:p>
          </draw:text-box>
        </draw:frame>
        <draw:frame draw:style-name="standard" draw:layer="layout" svg:width="25.799cm" svg:height="11.984cm" svg:x="1.2cm" svg:y="5.1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Teilschrift der Testprozedur (inkl. Input)</text:p>
              </table:table-cell>
              <table:table-cell>
                <text:p>Das zu erwartende Ergebnis</text:p>
              </table:table-cell>
              <table:table-cell>
                <text:p>Status (vom Tester auszufüllen</text:p>
              </table:table-cell>
            </table:table-row>
            <table:table-row table:style-name="ro1" table:default-cell-style-name="ce1">
              <table:table-cell>
                <text:p>1. Aufruf des Jobportals über die URL: http://www.coll@hbrs.de/registrierenunternehmer</text:p>
              </table:table-cell>
              <table:table-cell>
                <text:p>Jobportal Registrierung Page der Anwendung erscheint, wo Textfelder für persönlichen Daten und ein Button für Nutzungsbedingungen erscheint.</text:p>
              </table:table-cell>
              <table:table-cell/>
            </table:table-row>
            <table:table-row table:style-name="ro1" table:default-cell-style-name="ce1">
              <table:table-cell>
                <text:p>2. Der User gibt seine persönlichen Daten in die jeweiligen Textfelder und drückt anschließend auf das Button „Registrierung“. </text:p>
              </table:table-cell>
              <table:table-cell>
                <text:p>Nach wenigen Sekunden erscheint die Fehlermeldung „Bitte die Nutzungsbedingung“ akzeptieren. Nach Klick auf die Notification, hat der User die Gelegenheit die Nutzungsbedingung zu akzeptieren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>Gesamtergebnis : </text:p>
              </table:table-cell>
              <table:table-cell/>
            </table:table-row>
            <table:table-row table:style-name="ro1" table:default-cell-style-name="ce1">
              <table:table-cell>
                <text:p>Negativ Test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13M52S</meta:editing-duration>
    <meta:editing-cycles>6</meta:editing-cycles>
    <meta:generator>OpenOffice/4.1.5$Win32 OpenOffice.org_project/415m1$Build-9789</meta:generator>
    <dc:date>2018-05-21T09:22:30.62</dc:date>
    <dc:creator>elif aksoy</dc:creator>
    <meta:document-statistic meta:object-count="29"/>
  </office:meta>
</office:document-meta>
</file>